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rebuchet ms" svg:font-family="'trebuchet ms', verdana, arial, helvetica, sans-serif"/>
  </office:font-face-decls>
  <office:automatic-styles>
    <style:style style:name="P1" style:family="paragraph" style:parent-style-name="Standard">
      <style:text-properties officeooo:rsid="000d450b" officeooo:paragraph-rsid="000d450b"/>
    </style:style>
    <style:style style:name="P2" style:family="paragraph" style:parent-style-name="Standard">
      <style:text-properties fo:font-size="8pt" officeooo:rsid="000d450b" officeooo:paragraph-rsid="000d450b" style:font-size-asian="8pt" style:font-size-complex="8pt"/>
    </style:style>
    <style:style style:name="P3" style:family="paragraph" style:parent-style-name="Standard">
      <style:text-properties officeooo:rsid="000d450b" officeooo:paragraph-rsid="000d450b"/>
    </style:style>
    <style:style style:name="P4" style:family="paragraph" style:parent-style-name="Standard">
      <style:text-properties officeooo:rsid="000d450b" officeooo:paragraph-rsid="000dbfd3"/>
    </style:style>
    <style:style style:name="P5" style:family="paragraph" style:parent-style-name="Standard">
      <style:text-properties fo:font-size="10pt" officeooo:rsid="000d450b" officeooo:paragraph-rsid="000d450b" style:font-size-asian="10pt" style:font-size-complex="10pt"/>
    </style:style>
    <style:style style:name="P6" style:family="paragraph" style:parent-style-name="Standard">
      <style:text-properties fo:font-size="10pt" officeooo:rsid="000d450b" officeooo:paragraph-rsid="000dbfd3" style:font-size-asian="10pt" style:font-size-complex="10pt"/>
    </style:style>
    <style:style style:name="P7" style:family="paragraph" style:parent-style-name="Standard">
      <style:text-properties officeooo:rsid="000dbfd3" officeooo:paragraph-rsid="000dbfd3"/>
    </style:style>
    <style:style style:name="P8" style:family="paragraph" style:parent-style-name="Standard">
      <style:paragraph-properties fo:text-align="center" style:justify-single-word="false"/>
      <style:text-properties officeooo:rsid="000dbfd3" officeooo:paragraph-rsid="000dbfd3"/>
    </style:style>
    <style:style style:name="P9" style:family="paragraph">
      <loext:graphic-properties draw:fill-color="#000000"/>
      <style:paragraph-properties fo:text-align="center"/>
    </style:style>
    <style:style style:name="T1" style:family="text">
      <style:text-properties officeooo:rsid="000dbfd3"/>
    </style:style>
    <style:style style:name="T2" style:family="text">
      <style:text-properties fo:color="#ffaa95" loext:opacity="100%"/>
    </style:style>
    <style:style style:name="T3" style:family="text">
      <style:text-properties fo:color="#8d1d75" loext:opacity="100%"/>
    </style:style>
    <style:style style:name="T4" style:family="text">
      <style:text-properties fo:color="#e6e905" loext:opacity="100%"/>
    </style:style>
    <style:style style:name="T5" style:family="text">
      <style:text-properties fo:color="#1e6a39" loext:opacity="100%"/>
    </style:style>
    <style:style style:name="T6" style:family="text">
      <style:text-properties fo:color="#650953" loext:opacity="100%"/>
    </style:style>
    <style:style style:name="T7" style:family="text">
      <style:text-properties fo:color="#bf0041" loext:opacity="100%"/>
    </style:style>
    <style:style style:name="T8" style:family="text">
      <style:text-properties style:text-underline-style="solid" style:text-underline-width="auto" style:text-underline-color="font-color"/>
    </style:style>
    <style:style style:name="T9" style:family="text">
      <style:text-properties style:text-underline-style="dot-dash" style:text-underline-width="auto" style:text-underline-color="font-color"/>
    </style:style>
    <style:style style:name="T10" style:family="text">
      <style:text-properties style:text-underline-style="none"/>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style:style style:name="gr1" style:family="graphic">
      <style:graphic-properties draw:stroke="dash" draw:stroke-dash="Long_20_Dash" svg:stroke-color="#000000" svg:stroke-linecap="butt"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áctica 3.7: Parque Ecológico Un parque ecológico quiere informatizar la gestión de su sistema de información para poder obtener datos más concluyentes sobre las especies migratorias que se establecen en su territorio. </text:p>
      <text:p text:style-name="P6"><text:span text:style-name="T5">El parque desea clasificar todas las especies animales y contabilizar el número de individuos de cada especie que se establecen en el te rritorio en cada época del año</text:span>. </text:p>
      <text:p text:style-name="P6">Se desea que la base de datos almacene datos de nuevas especies y nuevos individuos de cada especie animal. </text:p>
      <text:p text:style-name="P6"><text:span text:style-name="T2">Para cada especie, se requiere el nombre de la especie, características generales de un individuo tipo y sus periodos migratorios</text:span>. </text:p>
      <text:p text:style-name="P6"><text:span text:style-name="T3">Para cada individuo se tendrá en cuenta el peso, dimensiones, y un código que identifique de forma única cada individuo dentro de su especie.</text:span></text:p>
      <text:p text:style-name="P6"><text:s/><text:span text:style-name="T4">Esta forma de identificación, irá almacenada en un pequeño dispositivo con una batería autónoma implantada en el animal, y que servirá para detectar cuando el individuo sale o entra en el territorio gracias a unas torretas de control instaladas en el perímetro del parque.</text:span> </text:p>
      <text:p text:style-name="P6"><text:span text:style-name="T7">Estas torretas informan vía inalámbrica al sistema de las idas y venidas de cada individuo</text:span><text:span text:style-name="T6">.</text:span> De esta manera, se pueden contabilizar sus migraciones y los posibles descontroles que sufran en el periodo migratorio. </text:p>
      <text:p text:style-name="P6">Toda la información sobre migraciones de individuos de determinadas especies será enviada cada tres meses a un grupo de expertos biólogos, encargados de hacer una valoración sobre futuros periodos migratorios y posibles alteraciones del comportamiento de las especies. </text:p>
      <text:p text:style-name="P6">De los biólogos, se quiere almacenar, el nombre, la dirección, provincia y su fecha de titulación. En principio, no se conoce todavía si se implementará en Oracle o MyS </text:p>
      <text:p text:style-name="P5"/>
      <text:p text:style-name="P1"/>
      <text:p text:style-name="P1"/>
      <text:p text:style-name="P7">ESPECIES(<text:span text:style-name="T8">idEspecie</text:span>, NombreEspecie, CaracteristicasGenerales, PeriodoMigratorio)</text:p>
      <text:p text:style-name="P1"/>
      <text:p text:style-name="P7"><draw:line text:anchor-type="paragraph" draw:z-index="1" draw:name="Línea 2" draw:style-name="gr1" draw:text-style-name="P9" svg:x1="4.817cm" svg:y1="0.478cm" svg:x2="6.228cm" svg:y2="0.457cm"><text:p/></draw:line>INDIVIDUO(<text:span text:style-name="T8">idIndividuo</text:span>, idEspecie, Peso, Dimensiones)</text:p>
      <text:p text:style-name="P4"/>
      <text:p text:style-name="P7"><draw:line text:anchor-type="paragraph" draw:z-index="4" draw:name="Línea 5" draw:style-name="gr1" draw:text-style-name="P9" svg:x1="5.325cm" svg:y1="0.436cm" svg:x2="7.198cm" svg:y2="0.475cm"><text:p/></draw:line>DISPOSITIVO(<text:span text:style-name="T8">idDispositivo</text:span>, idIndividuo, Bateria)</text:p>
      <text:p text:style-name="P1"/>
      <text:p text:style-name="P7">TORRETAS(<text:span text:style-name="T8">idTorreta</text:span>, Zona)</text:p>
      <text:p text:style-name="P7"/>
      <text:p text:style-name="P7">MIGRACIONES(<text:span text:style-name="T8">idDispositivo</text:span>, <text:s/><text:span text:style-name="T8">Fecha</text:span>, esNuevo, <text:span text:style-name="T8">idTorreta</text:span>, TipoMigracion)</text:p>
      <text:p text:style-name="P7"><draw:line text:anchor-type="paragraph" draw:z-index="2" draw:name="Línea 3" draw:style-name="gr1" draw:text-style-name="P9" svg:x1="3.406cm" svg:y1="0.032cm" svg:x2="4.817cm" svg:y2="0.011cm"><text:p/></draw:line></text:p>
      <text:p text:style-name="P7">ENVIO_INFORMACION(<text:span text:style-name="T8">idGrupo</text:span>, <text:span text:style-name="T8">idDispositivo</text:span>)</text:p>
      <text:p text:style-name="P7"><draw:line text:anchor-type="paragraph" draw:z-index="3" draw:name="Línea 4" draw:style-name="gr1" draw:text-style-name="P9" svg:x1="4.729cm" svg:y1="0.104cm" svg:x2="8.632cm" svg:y2="0.044cm"><text:p/></draw:line></text:p>
      <text:p text:style-name="P7">GRUPO_BIOLOGOS(<text:span text:style-name="T8">idGrupo</text:span><text:span text:style-name="T10">, Provincia</text:span>)</text:p>
      <text:p text:style-name="P1"/>
      <text:p text:style-name="P8">BIOLOGOS(<text:span text:style-name="T8">idGrupo</text:span>, <text:span text:style-name="T8">idBiologo, </text:span><text:span text:style-name="T10">Nombre</text:span>, Direccion, Provincia, FechaTitulacion)</text:p>
      <text:p text:style-name="P1"><draw:line text:anchor-type="paragraph" draw:z-index="0" draw:name="Línea 1" draw:style-name="gr1" draw:text-style-name="P9" svg:x1="2.327cm" svg:y1="0.079cm" svg:x2="3.738cm" svg:y2="0.058cm"><text:p/></draw:line></text:p>
      <text:p text:style-name="P7"/>
      <text:p text:style-name="P1"/>
      <text:p text:style-name="P1"/>
      <text:p text:style-name="P1"><text:span text:style-name="T1">E</text:span>l diagrama E/R (diseño conceptual) se <text:s/>hará con la aplicación de diseño de diagramas DIA .</text:p>
      <text:p text:style-name="P4"/>
      <text:p text:style-name="P4">El esquema relacional (diseño lógico) se realizará con el procesador de textos <text:s/>LibreOffice Writer. Además, en el mismo documento <text:s text:c="2"/>se razonarán <text:s/>las participaciones y <text:s/>cardinalidades <text:s/>de cada relación del diagrama E/R, se incluirá la Normalización, <text:s/>así como <text:s/>todas las posibles restricciones <text:s/>de los campos que conforman las tablas resultantes. Este documento se convertirá a un archivo con formato .PDF , que será el que se enviará finalmente.</text:p>
      <text:p text:style-name="P1"/>
      <text:p text:style-name="P1">El diagrama de la Base de Datos final <text:s/>se realizará también con la aplicación DIA.</text:p>
      <text:p text:style-name="P1"/>
      <text:p text:style-name="P1">El diseño físico, en MySQL, se hará íntegramente mediante un fichero con extensión .sql. Se incluirán obligatoriamente comentarios en dicho archivo.</text:p>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BuscoPareja.net</text:p>
      <text:p text:style-name="P1"/>
      <text:p text:style-name="P2">Se va a crear una página web de contactos en el dominio BuscoPareja.net. Cuando un usuario.se registra en el sistema, se almacenan sus datos personales, concretamente su email, su nombre, dirección, ciudad, país, su sexo y orientación sexual, su foto y una password que utilizará junto con su email para acceder al sistema. El usuario a continuación rellena una lista de preferencias o gustos. De cada gusto o preferencia se almacenará el tipo (Deporte, Música, Evento Social), la fecha de la última vez que hizo una actividad de ese estilo y si le gustaría o no que su pareja tuviera la misma preferencia. A partir de esta información se organizan citas entre los contactos en distintas ubicaciones. Se desea registrar las citas entre los contactos almacenando quién se cita con quién, en qué lugar y a qué hora, y si la cita fracasó. Se desea realizar el diseño conceptual, lógico y físico de la base de datos, creando el modelo físico para Oracle y para MySQL. </text:p>
      <text:p text:style-name="P2"/>
      <text:p text:style-name="P2">USUARIO</text:p>
      <text:p text:style-name="P2"><text:tab/>usuarioId<text:tab/><text:tab/><text:tab/>int<text:tab/><text:tab/><text:tab/><text:tab/>PK, AUTOINCREMENT</text:p>
      <text:p text:style-name="P2"><text:tab/>email<text:tab/><text:tab/><text:tab/>varchar(30)<text:tab/><text:tab/><text:tab/>NOT NULL</text:p>
      <text:p text:style-name="P2"><text:tab/>nombre<text:tab/><text:tab/><text:tab/>varchar(20)<text:tab/><text:tab/><text:tab/>NOT NULL</text:p>
      <text:p text:style-name="P2"><text:tab/>direccion<text:tab/><text:tab/><text:tab/>varchar(30)<text:tab/><text:tab/><text:tab/>NOT NULL</text:p>
      <text:p text:style-name="P2"><text:tab/>ciudad<text:tab/><text:tab/><text:tab/>varchar(25)<text:tab/><text:tab/><text:tab/>NOT NULL</text:p>
      <text:p text:style-name="P2"><text:tab/>pais<text:tab/><text:tab/><text:tab/>varchar(25)<text:tab/><text:tab/><text:tab/>NOT NULL</text:p>
      <text:p text:style-name="P2"><text:tab/>sexo<text:tab/><text:tab/><text:tab/>enum(“femenino”,”masculino”)<text:tab/><text:tab/>NOT NULL</text:p>
      <text:p text:style-name="P2"><text:tab/>orientecionSexual<text:tab/><text:tab/>enum(“hombres”,”mujeres”,”bisexual”)<text:tab/>NOT NULL</text:p>
      <text:p text:style-name="P2"><text:tab/>foto<text:tab/><text:tab/><text:tab/>blob<text:tab/><text:tab/><text:tab/><text:tab/>NOT NULL</text:p>
      <text:p text:style-name="P2"><text:tab/>password<text:tab/><text:tab/><text:tab/>varchar(20)<text:tab/><text:tab/><text:tab/>NOT NULL</text:p>
      <text:p text:style-name="P2"/>
      <text:p text:style-name="P2"><text:soft-page-break/></text:p>
      <text:p text:style-name="P2">PREFERIENCIAS</text:p>
      <text:p text:style-name="P2"><text:tab/>tipo<text:tab/><text:tab/><text:tab/>varchar(25)<text:tab/><text:tab/><text:tab/>PK</text:p>
      <text:p text:style-name="P2"><text:tab/>ultimaVezActividad<text:tab/><text:tab/>date<text:tab/><text:tab/><text:tab/><text:tab/>NULL</text:p>
      <text:p text:style-name="P2"><text:tab/>prefrerenciaPareja<text:tab/><text:tab/>boolean<text:tab/><text:tab/><text:tab/><text:tab/>NOT NULL</text:p>
      <text:p text:style-name="P2"/>
      <text:p text:style-name="P2"/>
      <text:p text:style-name="P2">CITA</text:p>
      <text:p text:style-name="P2"><text:tab/>citador<text:tab/><text:tab/><text:tab/>varchar(20)<text:tab/><text:tab/><text:tab/>PK, FK</text:p>
      <text:p text:style-name="P2"><text:tab/>invitado<text:tab/><text:tab/><text:tab/>varchar(20)<text:tab/><text:tab/><text:tab/>PK, FK</text:p>
      <text:p text:style-name="P2"><text:tab/>ubicaciones<text:tab/><text:tab/>varchar(35)<text:tab/><text:tab/><text:tab/>PK</text:p>
      <text:p text:style-name="P2"><text:tab/>hora<text:tab/><text:tab/><text:tab/>datetime<text:tab/><text:tab/><text:tab/><text:tab/>NOT NULL</text:p>
      <text:p text:style-name="P2"><text:tab/>fracaso<text:tab/><text:tab/><text:tab/>boolean<text:tab/><text:tab/><text:tab/><text:tab/>NOT NULL</text:p>
      <text:p text:style-name="P2"><text:tab/></text:p>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rebuchet ms" svg:font-family="'trebuchet ms', verdana, arial, helvetica, sans-serif"/>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8T19:24:40.727000000</meta:creation-date>
    <dc:date>2024-02-08T00:58:57.020000000</dc:date>
    <meta:editing-duration>PT10H35M18S</meta:editing-duration>
    <meta:editing-cycles>2</meta:editing-cycles>
    <meta:generator>LibreOffice/7.5.4.2$Windows_X86_64 LibreOffice_project/36ccfdc35048b057fd9854c757a8b67ec53977b6</meta:generator>
    <meta:document-statistic meta:table-count="0" meta:image-count="0" meta:object-count="0" meta:page-count="3" meta:paragraph-count="45" meta:word-count="654" meta:character-count="4501" meta:non-whitespace-character-count="3779"/>
  </office:meta>
</office:document-meta>
</file>